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anco de Dados:</text:p>
      <text:p text:style-name="Standard"/>
      <text:p text:style-name="Standard">v1 --&gt; Iniciado a criação do banco de dados</text:p>
      <text:p text:style-name="Standard">v2 --&gt; Tabelas de: endereço, posto de saúde, profissional</text:p>
      <text:p text:style-name="Standard">v3 --&gt; Tabelas de: users, registro atividades e cbo</text:p>
      <text:p text:style-name="Standard">v4 --&gt; Tabela Logs</text:p>
      <text:p text:style-name="Standard"/>
      <text:p text:style-name="Standard">Back-End:</text:p>
      <text:p text:style-name="Standard"/>
      <text:p text:style-name="Standard">Front-End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5T19:34:26.643847000</meta:creation-date>
    <dc:date>2025-06-05T19:34:59.955124900</dc:date>
    <meta:editing-duration>PT36S</meta:editing-duration>
    <meta:editing-cycles>1</meta:editing-cycles>
    <meta:document-statistic meta:table-count="0" meta:image-count="0" meta:object-count="0" meta:page-count="1" meta:paragraph-count="7" meta:word-count="40" meta:character-count="203" meta:non-whitespace-character-count="174"/>
    <meta:generator>LibreOffice/25.2.2.2$Windows_X86_64 LibreOffice_project/7370d4be9e3cf6031a51beef54ff3bda878e3fac</meta:generator>
  </office:meta>
</office:document-meta>
</file>